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4.63cm" fo:min-width="20.58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343cm" fo:min-width="0.5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8cm" fo:min-width="0.44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5cm" fo:min-width="2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cm" fo:min-width="20.582cm"/>
    </style:style>
    <style:style style:name="gr7" style:family="graphic" style:parent-style-name="standard">
      <style:graphic-properties draw:textarea-vertical-align="middle" fo:min-height="0.71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343cm" fo:min-width="0.51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38cm" fo:min-width="0.44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25cm" fo:min-width="2.54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38cm" fo:min-width="8.366cm"/>
    </style:style>
    <style:style style:name="gr13" style:family="graphic" style:parent-style-name="standard">
      <style:graphic-properties draw:stroke="none" svg:stroke-width="0cm" svg:stroke-color="#3465a4" draw:marker-start-width="0.05cm" draw:marker-end-width="0.05cm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4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081cm" fo:min-width="0.516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.155cm" fo:min-width="0.516cm"/>
    </style:style>
    <style:style style:name="gr1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79cm" fo:min-width="8.366cm"/>
    </style:style>
    <style:style style:name="gr17" style:family="graphic" style:parent-style-name="standard">
      <style:graphic-properties svg:stroke-width="0cm" svg:stroke-color="#ffffff" draw:marker-start-width="0.05cm" draw:marker-end-width="0.05cm" draw:fill="solid" draw:fill-color="#ffffff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3465a4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4.88cm" svg:x="1.548cm" svg:y="2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4.35cm" svg:y="5.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894cm" svg:height="3.048cm" svg:x="10.584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048cm" svg:height="1.375cm" svg:x="16.242cm" svg:y="6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3" draw:layer="layout" svg:width="6.858cm" svg:height="1.673cm" svg:x="2.064cm" svg:y="4.748cm">
          <draw:text-box>
            <text:p><text:span text:style-name="T1">void (*clear)(struct cstring *)</text:span></text:p>
          </draw:text-box>
        </draw:frame>
        <draw:frame draw:style-name="gr5" draw:text-style-name="P3" draw:layer="layout" svg:width="7.674cm" svg:height="1.673cm" svg:x="7.598cm" svg:y="3.383cm">
          <draw:text-box>
            <text:p><text:span text:style-name="T1">void (*length)(struct cstring *)</text:span></text:p>
          </draw:text-box>
        </draw:frame>
        <draw:frame draw:style-name="gr5" draw:text-style-name="P3" draw:layer="layout" svg:width="7.674cm" svg:height="1.673cm" svg:x="14.91cm" svg:y="4.94cm">
          <draw:text-box>
            <text:p><text:span text:style-name="T1">void (*max_size)(struct cstring *)</text:span></text:p>
          </draw:text-box>
        </draw:frame>
        <draw:custom-shape draw:style-name="gr6" draw:text-style-name="P2" draw:layer="layout" svg:width="21.082cm" svg:height="3.04cm" svg:x="1.548cm" svg:y="11.4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9.063cm" svg:y="1.944cm">
          <draw:text-box>
            <text:p>struct cstring</text:p>
          </draw:text-box>
        </draw:frame>
        <draw:frame draw:style-name="gr7" draw:layer="layout" svg:width="3.048cm" svg:height="0.962cm" svg:x="9.906cm" svg:y="13.923cm">
          <draw:text-box>
            <text:p text:style-name="P4">cstring.c</text:p>
          </draw:text-box>
        </draw:frame>
        <draw:custom-shape draw:style-name="gr8" draw:text-style-name="P5" draw:layer="layout" svg:width="2.032cm" svg:height="1.778cm" svg:x="4.351cm" svg:y="9.6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894cm" svg:height="3.048cm" svg:x="10.585cm" svg:y="8.3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5" draw:layer="layout" svg:width="3.048cm" svg:height="1.375cm" svg:x="16.242cm" svg:y="10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4.315cm" svg:height="0.962cm" svg:x="23.017cm" svg:y="4.302cm">
          <draw:text-box>
            <text:p>INTERFACE</text:p>
          </draw:text-box>
        </draw:frame>
        <draw:frame draw:style-name="gr7" draw:layer="layout" svg:width="4.315cm" svg:height="0.962cm" svg:x="23.018cm" svg:y="11.902cm">
          <draw:text-box>
            <text:p>PLUG-IN</text:p>
          </draw:text-box>
        </draw:frame>
        <draw:frame draw:style-name="gr5" draw:text-style-name="P3" draw:layer="layout" svg:width="8.128cm" svg:height="1.673cm" svg:x="1.778cm" svg:y="11.549cm">
          <draw:text-box>
            <text:p><text:span text:style-name="T1">void cstring_clear(struct cstring *)</text:span></text:p>
          </draw:text-box>
        </draw:frame>
        <draw:frame draw:style-name="gr5" draw:text-style-name="P3" draw:layer="layout" svg:width="8.128cm" svg:height="1.673cm" svg:x="7.778cm" svg:y="12.35cm">
          <draw:text-box>
            <text:p><text:span text:style-name="T1">void cstring_length(struct cstring *)</text:span></text:p>
          </draw:text-box>
        </draw:frame>
        <draw:frame draw:style-name="gr5" draw:text-style-name="P3" draw:layer="layout" svg:width="8.998cm" svg:height="1.673cm" svg:x="13.208cm" svg:y="11.451cm">
          <draw:text-box>
            <text:p><text:span text:style-name="T1">void cstring_max_size(struct cstring *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1.082cm" svg:height="4.88cm" svg:x="3.048cm" svg:y="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5.05cm" svg:y="5.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3.564cm" svg:y="4.348cm">
          <draw:text-box>
            <text:p><text:span text:style-name="T1">DEFINE_UNITTEST</text:span></text:p>
          </draw:text-box>
        </draw:frame>
        <draw:frame draw:style-name="gr5" draw:text-style-name="P3" draw:layer="layout" svg:width="7.674cm" svg:height="1.673cm" svg:x="19.026cm" svg:y="5.95cm">
          <draw:text-box>
            <text:p><text:span text:style-name="T1">run_test</text:span></text:p>
          </draw:text-box>
        </draw:frame>
        <draw:custom-shape draw:style-name="gr12" draw:text-style-name="P2" draw:layer="layout" svg:width="8.866cm" svg:height="5.788cm" svg:x="3.048cm" svg:y="8.2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10.563cm" svg:y="1.544cm">
          <draw:text-box>
            <text:p>unittest.c</text:p>
          </draw:text-box>
        </draw:frame>
        <draw:frame draw:style-name="gr7" draw:layer="layout" svg:width="5.842cm" svg:height="0.962cm" svg:x="4.548cm" svg:y="13.47cm">
          <draw:text-box>
            <text:p text:style-name="P4">unittest_dummy.c</text:p>
          </draw:text-box>
        </draw:frame>
        <draw:custom-shape draw:style-name="gr8" draw:text-style-name="P5" draw:layer="layout" svg:width="2.032cm" svg:height="1.778cm" svg:x="5.018cm" svg:y="6.5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3.048cm" svg:height="1.27cm" svg:x="18.772cm" svg:y="6.866cm">
          <text:p/>
          <draw:enhanced-geometry svg:viewBox="0 0 21600 21600" draw:mirror-horizontal="true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5" draw:text-style-name="P3" draw:layer="layout" svg:width="8.128cm" svg:height="5.246cm" svg:x="3.148cm" svg:y="8.303cm">
          <draw:text-box>
            <text:p><text:span text:style-name="T1">DEFINE_UNITTEST</text:span></text:p>
            <text:p><text:span text:style-name="T1"/></text:p>
            <text:p><text:span text:style-name="T1">struct unittest test_dummy {</text:span></text:p>
            <text:p><text:span text:style-name="T1"><text:s/></text:span><text:span text:style-name="T1">{</text:span></text:p>
            <text:p><text:span text:style-name="T1"><text:tab/></text:span><text:span text:style-name="T1">.init = test_dummy_init,</text:span></text:p>
            <text:p><text:span text:style-name="T1"><text:tab/></text:span><text:span text:style-name="T1">.final = test_dummy_final,</text:span></text:p>
            <text:p><text:span text:style-name="T1"><text:tab/></text:span><text:span text:style-name="T1">.run = test_dummy_run,</text:span></text:p>
            <text:p><text:span text:style-name="T1"><text:tab/></text:span><text:span text:style-name="T1">.priv = &amp;pdata,</text:span></text:p>
            <text:p><text:span text:style-name="T1">};</text:span></text:p>
          </draw:text-box>
        </draw:frame>
        <draw:custom-shape draw:style-name="gr14" draw:text-style-name="P2" draw:layer="layout" svg:width="2.032cm" svg:height="0.993cm" svg:x="8.551cm" svg:y="6.0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2.032cm" svg:height="1.215cm" svg:x="8.519cm" svg:y="7.0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8.064cm" svg:y="5.149cm">
          <draw:text-box>
            <text:p><text:span text:style-name="T1">struct unittest</text:span></text:p>
          </draw:text-box>
        </draw:frame>
        <draw:custom-shape draw:style-name="gr16" draw:text-style-name="P7" draw:layer="layout" svg:width="8.866cm" svg:height="3.04cm" svg:x="15.434cm" svg:y="8.25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74cm" svg:height="1.673cm" svg:x="18.08cm" svg:y="9.719cm">
          <draw:text-box>
            <text:p><text:span text:style-name="T1">run_test</text:span></text:p>
          </draw:text-box>
        </draw:frame>
        <draw:custom-shape draw:style-name="gr17" draw:text-style-name="P2" draw:layer="layout" svg:width="3.048cm" svg:height="1.27cm" svg:x="18.872cm" svg:y="8.198cm">
          <text:p/>
          <draw:enhanced-geometry svg:viewBox="0 0 21600 21600" draw:mirror-horizontal="true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7" draw:layer="layout" svg:width="5.842cm" svg:height="0.962cm" svg:x="16.948cm" svg:y="10.77cm">
          <draw:text-box>
            <text:p text:style-name="P4">unittest_main.c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2:27:52.229978130</meta:creation-date>
    <dc:date>2019-02-08T22:25:30.068336111</dc:date>
    <meta:editing-duration>PT13M22S</meta:editing-duration>
    <meta:editing-cycles>3</meta:editing-cycles>
    <meta:generator>LibreOffice/6.0.7.3$Linux_X86_64 LibreOffice_project/00m0$Build-3</meta:generator>
    <meta:document-statistic meta:object-count="60"/>
  </office:meta>
</office:document-meta>
</file>